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P5" style:family="paragraph" style:parent-style-name="Standard" style:list-style-name="L3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 style:text-autospace="none"/>
      <style:text-properties style:font-name="Courier New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 style:text-autospace="none"/>
      <style:text-properties style:font-name="Courier New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 style:text-autospace="none"/>
      <style:text-properties style:font-name="Courier New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 New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1" style:family="paragraph" style:parent-style-name="Standard" style:list-style-name="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Standard" style:list-style-name="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 style:list-style-name="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15" style:family="paragraph" style:parent-style-name="Standard" style:list-style-name="">
      <style:paragraph-properties style:text-autospace="none"/>
      <style:text-properties fo:color="#0000ff" style:font-name="Courier New" fo:font-size="12pt" style:font-name-asian="Courier New" style:font-size-asian="12pt" style:font-name-complex="Courier New" style:font-size-complex="12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228b22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fo:font-size="12pt"/>
    </style:style>
    <style:style style:name="T8" style:family="text">
      <style:text-properties style:font-name-asian="Times New Roman1"/>
    </style:style>
    <style:style style:name="T9" style:family="text">
      <style:text-properties style:font-size-asian="12pt"/>
    </style:style>
    <style:style style:name="T10" style:family="text">
      <style:text-properties style:font-weight-asian="normal"/>
    </style:style>
    <style:style style:name="T11" style:family="text">
      <style:text-properties style:font-name-complex="Times New Roman1"/>
    </style:style>
    <style:style style:name="T12" style:family="text">
      <style:text-properties style:font-size-complex="12pt"/>
    </style:style>
    <style:style style:name="T13" style:family="text">
      <style:text-properties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QUINTA ESERCITAZIONE</text:p>
      <text:p text:style-name="P1"/>
      <text:list xml:id="list32255261" text:style-name="L1">
        <text:list-item>
          <text:list>
            <text:list-item>
              <text:list>
                <text:list-item>
                  <text:p text:style-name="P3">DATO UN SISTEMA LINEARE Ax=B, DI DIMENSIONE NXN, IMPLEMENTARE L'ALGORITMO DI GAUSS CON PIVOTING PARZIALE PER COLONNE A PERNO MASSIMO, PER LA RISOLUZIONE DEL SISTEMA LINEARE</text:p>
                </text:list-item>
              </text:list>
            </text:list-item>
          </text:list>
        </text:list-item>
      </text:list>
      <text:p text:style-name="P2"/>
      <text:p text:style-name="P2"/>
      <text:p text:style-name="P2">CODICE MATLAB, ANALISI E RISULTATI:</text:p>
      <text:p text:style-name="P2"/>
      <text:p text:style-name="P10"><text:span text:style-name="T1">function</text:span><text:span text:style-name="T2"> [ x ] = gauss_pivoting( A,b )</text:span></text:p>
      <text:p text:style-name="P12">%inizializza L alla matrice identità</text:p>
      <text:p text:style-name="P14">L = eye(max(size(A)));</text:p>
      <text:p text:style-name="P12">%inizializza R uguale ad A</text:p>
      <text:p text:style-name="P14">R = A;</text:p>
      <text:p text:style-name="P14">n = size(A);</text:p>
      <text:p text:style-name="P12">%implementazione pseudo codice</text:p>
      <text:p text:style-name="P11"><text:span text:style-name="T1">for</text:span><text:span text:style-name="T2"> k=1:1:n - 1</text:span></text:p>
      <text:p text:style-name="P11"><text:span text:style-name="T2"><text:s text:c="4"/></text:span><text:span text:style-name="T1">for</text:span><text:span text:style-name="T2"> i = k + 1:1:n</text:span></text:p>
      <text:p text:style-name="P11"><text:span text:style-name="T2"><text:s text:c="8"/></text:span><text:span text:style-name="T1">if</text:span><text:span text:style-name="T2">(R(k,k) == 0)</text:span></text:p>
      <text:p text:style-name="P11"><text:span text:style-name="T2"><text:s text:c="12"/></text:span><text:span text:style-name="T3">%scambia la riga k esima con la riga l esima</text:span></text:p>
      <text:p text:style-name="P11"><text:span text:style-name="T2"><text:s text:c="12"/></text:span><text:span text:style-name="T3">%trovo elemento massimo a partire da k fino ad n</text:span></text:p>
      <text:p text:style-name="P14"><text:s text:c="12"/>ind = k + 1;</text:p>
      <text:p text:style-name="P14"><text:s text:c="12"/>mass = R(k+1,k);</text:p>
      <text:p text:style-name="P11"><text:span text:style-name="T2"><text:s text:c="12"/></text:span><text:span text:style-name="T1">for</text:span><text:span text:style-name="T2"> g = k + 2:1:n</text:span></text:p>
      <text:p text:style-name="P11"><text:span text:style-name="T2"><text:s text:c="16"/></text:span><text:span text:style-name="T1">if</text:span><text:span text:style-name="T2">(mass &lt; R(g,k))</text:span></text:p>
      <text:p text:style-name="P14"><text:s text:c="20"/>ind = g;</text:p>
      <text:p text:style-name="P14"><text:s text:c="20"/>mass = R(g,k);</text:p>
      <text:p text:style-name="P11"><text:span text:style-name="T2"><text:s text:c="16"/></text:span><text:span text:style-name="T1">end</text:span></text:p>
      <text:p text:style-name="P11"><text:span text:style-name="T2"><text:s text:c="12"/></text:span><text:span text:style-name="T1">end</text:span></text:p>
      <text:p text:style-name="P11"><text:span text:style-name="T2"><text:s text:c="12"/></text:span><text:span text:style-name="T3">%ho trovato l'indice della riga da scambiare con la riga k</text:span></text:p>
      <text:p text:style-name="P11"><text:span text:style-name="T2"><text:s text:c="12"/></text:span><text:span text:style-name="T3">%esima</text:span></text:p>
      <text:p text:style-name="P14"><text:s text:c="12"/>tmp = R(k,:);</text:p>
      <text:p text:style-name="P14"><text:s text:c="12"/>R(k,:) = R(ind,:);</text:p>
      <text:p text:style-name="P14"><text:s text:c="12"/>R(ind,:) = tmp;</text:p>
      <text:p text:style-name="P11"><text:span text:style-name="T2"><text:s text:c="8"/></text:span><text:span text:style-name="T1">end</text:span></text:p>
      <text:p text:style-name="P14"><text:s text:c="8"/>L(i,k) = R(i,k) / R(k,k);</text:p>
      <text:p text:style-name="P11"><text:span text:style-name="T2"><text:s text:c="8"/></text:span><text:span text:style-name="T1">for</text:span><text:span text:style-name="T2"> j=k+1:1:n</text:span></text:p>
      <text:p text:style-name="P14"><text:s text:c="12"/>R(i,j) = R(i,j) - L(i,k) * R(k,j);</text:p>
      <text:p text:style-name="P11"><text:span text:style-name="T2"><text:s text:c="8"/></text:span><text:span text:style-name="T1">end</text:span></text:p>
      <text:p text:style-name="P11"><text:span text:style-name="T2"><text:s text:c="8"/></text:span><text:span text:style-name="T3">%aggiorno termine noto</text:span></text:p>
      <text:p text:style-name="P14"><text:s text:c="8"/>b(i,1) = b(i,1) - L(i,k)*b(k,1);</text:p>
      <text:p text:style-name="P11"><text:span text:style-name="T2"><text:s text:c="4"/></text:span><text:span text:style-name="T1">end</text:span></text:p>
      <text:p text:style-name="P15">end</text:p>
      <text:p text:style-name="P14">R = triu(R);</text:p>
      <text:p text:style-name="P12">%calcolo </text:p>
      <text:p text:style-name="P14">x = indietro(R,b);</text:p>
      <text:p text:style-name="P15">end</text:p>
      <text:p text:style-name="P6"/>
      <text:p text:style-name="P6"><text:soft-page-break/>ESEMPIO DI UTILIZZO:</text:p>
      <text:p text:style-name="P6"/>
      <text:p text:style-name="P6"/>
      <text:p text:style-name="P6">A =</text:p>
      <text:p text:style-name="P6"><text:s text:c="5"/>1 <text:s text:c="4"/>2 <text:s text:c="4"/>3</text:p>
      <text:p text:style-name="P6"><text:s text:c="5"/>4 <text:s text:c="4"/>1 <text:s text:c="4"/>0</text:p>
      <text:p text:style-name="P6"><text:s text:c="5"/>0 <text:s text:c="4"/>1 <text:s text:c="4"/>0</text:p>
      <text:p text:style-name="P6"/>
      <text:p text:style-name="P6"/>
      <text:p text:style-name="P6">b =</text:p>
      <text:p text:style-name="P6"><text:s text:c="5"/>2</text:p>
      <text:p text:style-name="P6"><text:s text:c="5"/>1</text:p>
      <text:p text:style-name="P6"><text:s text:c="4"/>-1</text:p>
      <text:p text:style-name="P6"/>
      <text:p text:style-name="P6"/>
      <text:p text:style-name="P6">gauss_pivoting(A,b)</text:p>
      <text:p text:style-name="P6"/>
      <text:p text:style-name="P6"/>
      <text:p text:style-name="P6">ans =</text:p>
      <text:p text:style-name="P6"/>
      <text:p text:style-name="P6"><text:s text:c="4"/>0.5000</text:p>
      <text:p text:style-name="P6"><text:s text:c="3"/>-1.0000</text:p>
      <text:p text:style-name="P6"><text:s text:c="4"/>1.1667</text:p>
      <text:p text:style-name="P6"/>
      <text:p text:style-name="P6"/>
      <text:p text:style-name="P6">ANALISI:</text:p>
      <text:p text:style-name="P6"/>
      <text:p text:style-name="P6">La funzione gauss_pivoting prende in input la matrice nxn e il vettore scritto per colonna dei termini noti, in output restituisce il vettore per colonna delle incognite x.</text:p>
      <text:p text:style-name="P6">L'algoritmo è come l'algoritmo ad eliminazione di Gauss implementato nella quarta relazione, con la differenza che se trova una riga con il pivot uguale a 0, scambia la riga corrente con la riga con il pivot di valore assoluto massimo.</text:p>
      <text:p text:style-name="P6"/>
      <text:p text:style-name="P6">La funzione indietro è la stessa che è stata usata nella quarta relazion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list xml:id="list33351230" text:continue-numbering="true" text:style-name="L1">
        <text:list-item>
          <text:list>
            <text:list-item>
              <text:list>
                <text:list-item>
                  <text:p text:style-name="P3">RISOLUZIONE DEL SISTEMA LINEARE Ax=B CON LA MATRICE DI HILBERT CON N COMPRESO TRA 2 E 15</text:p>
                </text:list-item>
              </text:list>
            </text:list-item>
          </text:list>
        </text:list-item>
      </text:list>
      <text:p text:style-name="P2"/>
      <text:p text:style-name="P2"/>
      <text:p text:style-name="P2">CODICE MATLAB, ANALISI E RISULTATI:</text:p>
      <text:p text:style-name="P2"/>
      <text:p text:style-name="P10"><text:span text:style-name="T1">function</text:span><text:span text:style-name="T2"> [z,c] = hilbert()</text:span></text:p>
      <text:p text:style-name="P14">z = zeros(14,1);</text:p>
      <text:p text:style-name="P14">c = zeros(14,1);</text:p>
      <text:p text:style-name="P14">cont = 1;</text:p>
      <text:p text:style-name="P11"><text:span text:style-name="T2"><text:s text:c="4"/></text:span><text:span text:style-name="T1">for</text:span><text:span text:style-name="T2"> n=2:1:15</text:span></text:p>
      <text:p text:style-name="P14"><text:s text:c="8"/>H = hilb(n);</text:p>
      <text:p text:style-name="P14"><text:s text:c="8"/>b = zeros(n,1);</text:p>
      <text:p text:style-name="P11"><text:span text:style-name="T2"><text:s text:c="8"/></text:span><text:span text:style-name="T3">%calcolo termine noto</text:span></text:p>
      <text:p text:style-name="P11"><text:span text:style-name="T2"><text:s text:c="8"/></text:span><text:span text:style-name="T1">for</text:span><text:span text:style-name="T2"> i=1:1:n</text:span></text:p>
      <text:p text:style-name="P14"><text:s text:c="12"/>somma = 0;</text:p>
      <text:p text:style-name="P11"><text:span text:style-name="T2"><text:s text:c="12"/></text:span><text:span text:style-name="T1">for</text:span><text:span text:style-name="T2"> j=1:1:n</text:span></text:p>
      <text:p text:style-name="P14"><text:s text:c="16"/>somma = somma + H(i,j);</text:p>
      <text:p text:style-name="P11"><text:span text:style-name="T2"><text:s text:c="12"/></text:span><text:span text:style-name="T1">end</text:span></text:p>
      <text:p text:style-name="P14"><text:s text:c="12"/>b(i,1) = <text:s/>somma;</text:p>
      <text:p text:style-name="P11"><text:span text:style-name="T2"><text:s text:c="8"/></text:span><text:span text:style-name="T1">end</text:span></text:p>
      <text:p text:style-name="P14"><text:s text:c="8"/>x = gauss_pivoting(H,b);</text:p>
      <text:p text:style-name="P14"><text:s text:c="8"/>reale = ones(n,1);</text:p>
      <text:p text:style-name="P14"><text:s text:c="8"/>z(cont,1) = norm(reale - x) / norm(reale);</text:p>
      <text:p text:style-name="P14"><text:s text:c="8"/>c(cont,1) = cond(H);</text:p>
      <text:p text:style-name="P14"><text:s text:c="8"/>cont = cont + 1;</text:p>
      <text:p text:style-name="P11"><text:span text:style-name="T2"><text:s text:c="4"/></text:span><text:span text:style-name="T1">end</text:span></text:p>
      <text:p text:style-name="P15">end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SEMPIO DI UTILIZZO:</text:p>
      <text:p text:style-name="P6"/>
      <text:p text:style-name="P6">format long</text:p>
      <text:p text:style-name="P6"/>
      <text:p text:style-name="P6">[z,c] = hilbert()</text:p>
      <text:p text:style-name="P6"/>
      <text:p text:style-name="P6">z = (errore relativo rispetto alla soluzione reale)</text:p>
      <text:p text:style-name="P6"/>
      <text:p text:style-name="P6"><text:s text:c="3"/>0.000000000000001<text:tab/><text:tab/>n = 2</text:p>
      <text:p text:style-name="P6"><text:s text:c="3"/>0.000000000000010</text:p>
      <text:p text:style-name="P6"><text:s text:c="3"/>0.000000000000378</text:p>
      <text:p text:style-name="P6"><text:s text:c="3"/>0.000000000001553</text:p>
      <text:p text:style-name="P6"><text:s text:c="3"/>0.000000000251678</text:p>
      <text:p text:style-name="P6"><text:s text:c="3"/>0.000000008425197</text:p>
      <text:p text:style-name="P6"><text:s text:c="3"/>0.000000250572556</text:p>
      <text:p text:style-name="P6"><text:s text:c="3"/>0.000008608677940</text:p>
      <text:p text:style-name="P6"><text:s text:c="3"/>0.000223773106799</text:p>
      <text:p text:style-name="P6"><text:s text:c="3"/>0.004640947170787</text:p>
      <text:p text:style-name="P6"><text:s text:c="3"/>0.095457668144563</text:p>
      <text:p text:style-name="P6"><text:s text:c="3"/>3.065467755616769</text:p>
      <text:p text:style-name="P6"><text:s text:c="3"/>4.562223393368791</text:p>
      <text:p text:style-name="P6"><text:s text:c="3"/>3.372079139900268<text:tab/><text:tab/>n = 15</text:p>
      <text:p text:style-name="P6"/>
      <text:p text:style-name="P6"/>
      <text:p text:style-name="P6">c = (indice di condizionamento della matrice di hilbert)</text:p>
      <text:p text:style-name="P6"/>
      <text:p text:style-name="P6"><text:s text:c="3"/>1.0e+18 *</text:p>
      <text:p text:style-name="P6"/>
      <text:p text:style-name="P6"><text:s text:c="3"/>0.000000000000000<text:tab/><text:tab/>n = 2</text:p>
      <text:p text:style-name="P6"><text:s text:c="3"/>0.000000000000001</text:p>
      <text:p text:style-name="P6"><text:s text:c="3"/>0.000000000000016</text:p>
      <text:p text:style-name="P6"><text:s text:c="3"/>0.000000000000477</text:p>
      <text:p text:style-name="P6"><text:s text:c="3"/>0.000000000014951</text:p>
      <text:p text:style-name="P6"><text:s text:c="3"/>0.000000000475367</text:p>
      <text:p text:style-name="P6"><text:s text:c="3"/>0.000000015257576</text:p>
      <text:p text:style-name="P6"><text:s text:c="3"/>0.000000493154110</text:p>
      <text:p text:style-name="P6"><text:s text:c="3"/>0.000016024922771</text:p>
      <text:p text:style-name="P6"><text:s text:c="3"/>0.000522599671075</text:p>
      <text:p text:style-name="P6"><text:s text:c="3"/>0.016775592007686</text:p>
      <text:p text:style-name="P6"><text:s text:c="3"/>1.759036194677610</text:p>
      <text:p text:style-name="P6"><text:s text:c="3"/>0.308209919824903</text:p>
      <text:p text:style-name="P6"><text:s text:c="3"/>0.443327217343445<text:tab/><text:tab/>n = 1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NALISI:</text:p>
      <text:p text:style-name="P6"/>
      <text:p text:style-name="P6">la funzione hilbert genera una matrice di hilbert di ordine n (con n che va da 2 a 15) e, per ogni matrice generata:</text:p>
      <text:p text:style-name="P6"/>
      <text:list xml:id="list32483054" text:style-name="L4">
        <text:list-item>
          <text:p text:style-name="P8">crea il vettore dei termini noti,</text:p>
        </text:list-item>
      </text:list>
      <text:list xml:id="list32481406" text:style-name="L3">
        <text:list-item>
          <text:p text:style-name="P7">calcola la soluzione del sistema lineare,</text:p>
        </text:list-item>
        <text:list-item>
          <text:p text:style-name="P7">calcola l'errore relativo che si è commesso con l'aritmetica finita rispetto alla soluzione reale (che sarebbe un vettore con tutti gli elementi uguali ad 1)</text:p>
          <text:p text:style-name="P5">(l'errore si calcola con la norma 2),</text:p>
        </text:list-item>
        <text:list-item>
          <text:p text:style-name="P7">calcola l'indice di condizionamento della matrice di hilbert</text:p>
        </text:list-item>
      </text:list>
      <text:p text:style-name="P6"/>
      <text:p text:style-name="P6">Come si vede dall'output, se la matrice di hilbert è di ordine n piccolo (es. 2 &lt;= n &lt;= 5) l'errore che si commette sulla soluzione e l'indice di condizionamento della matrice di hilbert sono piccoli, mentre se n è maggiore l'errore e l'indice di condizionamento incrementano tanto.</text:p>
      <text:p text:style-name="P6"/>
      <text:p text:style-name="P6">Si può concludere quindi che la matrice di Hilbert è una matrice fortemente mal condizionat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3327690" text:continue-list="list33351230" text:style-name="L1">
        <text:list-item>
          <text:list>
            <text:list-item>
              <text:list>
                <text:list-item>
                  <text:p text:style-name="P3"><text:soft-page-break/>RISOLUZIONE DEL SISTEMA LINEARE Ax=B CON LA MATRICE MAGIC CON N COMPRESO TRA 3 E 11 DISPARI</text:p>
                </text:list-item>
              </text:list>
            </text:list-item>
          </text:list>
        </text:list-item>
      </text:list>
      <text:p text:style-name="P2"/>
      <text:p text:style-name="P2"/>
      <text:p text:style-name="P2">CODICE MATLAB, ANALISI E RISULTATI:</text:p>
      <text:p text:style-name="P2"/>
      <text:p text:style-name="P10"><text:span text:style-name="T1">function</text:span><text:span text:style-name="T2"> [z,c] = mgc()</text:span></text:p>
      <text:p text:style-name="P14">z = zeros(5,1);</text:p>
      <text:p text:style-name="P14">c = zeros(5,1);</text:p>
      <text:p text:style-name="P14">cont = 1;</text:p>
      <text:p text:style-name="P11"><text:span text:style-name="T2"><text:s text:c="4"/></text:span><text:span text:style-name="T1">for</text:span><text:span text:style-name="T2"> n=3:2:11</text:span></text:p>
      <text:p text:style-name="P14"><text:s text:c="8"/>M = magic(n);</text:p>
      <text:p text:style-name="P14"><text:s text:c="8"/>b = zeros(n,1);</text:p>
      <text:p text:style-name="P11"><text:span text:style-name="T2"><text:s text:c="8"/></text:span><text:span text:style-name="T3">%calcolo termine noto</text:span></text:p>
      <text:p text:style-name="P11"><text:span text:style-name="T2"><text:s text:c="8"/></text:span><text:span text:style-name="T1">for</text:span><text:span text:style-name="T2"> i=1:1:n</text:span></text:p>
      <text:p text:style-name="P14"><text:s text:c="12"/>somma = 0;</text:p>
      <text:p text:style-name="P11"><text:span text:style-name="T2"><text:s text:c="12"/></text:span><text:span text:style-name="T1">for</text:span><text:span text:style-name="T2"> j=1:1:n</text:span></text:p>
      <text:p text:style-name="P14"><text:s text:c="16"/>somma = somma + M(i,j);</text:p>
      <text:p text:style-name="P11"><text:span text:style-name="T2"><text:s text:c="12"/></text:span><text:span text:style-name="T1">end</text:span></text:p>
      <text:p text:style-name="P14"><text:s text:c="12"/>b(i,1) = <text:s/>somma;</text:p>
      <text:p text:style-name="P11"><text:span text:style-name="T2"><text:s text:c="8"/></text:span><text:span text:style-name="T1">end</text:span></text:p>
      <text:p text:style-name="P14"><text:s text:c="8"/>x = gauss_pivoting(M,b);</text:p>
      <text:p text:style-name="P14"><text:s text:c="8"/>reale = ones(n,1);</text:p>
      <text:p text:style-name="P14"><text:s text:c="8"/>z(cont,1) = norm(reale - x) / norm(reale);</text:p>
      <text:p text:style-name="P14"><text:s text:c="8"/>c(cont,1) = cond(M);</text:p>
      <text:p text:style-name="P14"><text:s text:c="8"/>cont = cont + 1;</text:p>
      <text:p text:style-name="P11"><text:span text:style-name="T2"><text:s text:c="4"/></text:span><text:span text:style-name="T1">end</text:span></text:p>
      <text:p text:style-name="P15">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ESEMPIO DI UTILIZZO:</text:p>
      <text:p text:style-name="P6"/>
      <text:p text:style-name="P6">format long</text:p>
      <text:p text:style-name="P6"/>
      <text:p text:style-name="P6">[z,c] = mgc()</text:p>
      <text:p text:style-name="P6"/>
      <text:p text:style-name="P6">z = (errore relativo rispetto alla soluzione reale)</text:p>
      <text:p text:style-name="P6"/>
      <text:p text:style-name="P6"><text:s text:c="19"/>0<text:tab/><text:tab/>n = 3</text:p>
      <text:p text:style-name="P6"><text:s text:c="3"/>0.000000000000000</text:p>
      <text:p text:style-name="P6"><text:s text:c="3"/>0.000000000000003</text:p>
      <text:p text:style-name="P6"><text:s text:c="3"/>0.000000000000003</text:p>
      <text:p text:style-name="P6"><text:s text:c="2"/>31.893888385530339<text:tab/><text:tab/>n = 11</text:p>
      <text:p text:style-name="P6"/>
      <text:p text:style-name="P6"/>
      <text:p text:style-name="P6">c = (indice di condizionamento della matrice quadrato magico)</text:p>
      <text:p text:style-name="P6"/>
      <text:p text:style-name="P6"><text:s text:c="3"/>4.330127018922192<text:tab/><text:tab/>n = 3</text:p>
      <text:p text:style-name="P6"><text:s text:c="3"/>5.461822491270522</text:p>
      <text:p text:style-name="P6"><text:s text:c="3"/>7.111323446624708</text:p>
      <text:p text:style-name="P6"><text:s text:c="3"/>9.101650755323497</text:p>
      <text:p text:style-name="P6"><text:s text:c="2"/>11.102127391889686<text:tab/><text:tab/>n = 11</text:p>
      <text:p text:style-name="P6"/>
      <text:p text:style-name="P6"/>
      <text:p text:style-name="P6">ANALISI:</text:p>
      <text:p text:style-name="P6"/>
      <text:p text:style-name="P6">la funzione magic genera una matrice quadrata magica (contiene un quadrato magico) di ordine n (con n che va da 3 a 11, solo n displari) e, per ogni matrice generata:</text:p>
      <text:p text:style-name="P6"/>
      <text:list xml:id="list33356829" text:continue-list="list32483054" text:style-name="L4">
        <text:list-item>
          <text:p text:style-name="P8">crea il vettore dei termini noti,</text:p>
        </text:list-item>
      </text:list>
      <text:list xml:id="list33192860" text:style-name="L5">
        <text:list-item>
          <text:p text:style-name="P9">calcola la soluzione del sistema lineare,</text:p>
        </text:list-item>
        <text:list-item>
          <text:p text:style-name="P9">calcola l'errore relativo che si è commesso con l'aritmetica finita rispetto alla soluzione reale (che sarebbe un vettore con tutti gli elementi uguali ad 1)</text:p>
          <text:p text:style-name="P9">(l'errore si calcola con la norma 2),</text:p>
        </text:list-item>
        <text:list-item>
          <text:p text:style-name="P9">calcola l'indice di condizionamento della matrice quadrata magica</text:p>
        </text:list-item>
      </text:list>
      <text:p text:style-name="P6"/>
      <text:p text:style-name="P6">Come si vede dall'output, se la matrice quadrata magica è di ordine n piccolo (es. n &lt;= 9) l'errore che si commette sulla soluzione e l'indice di condizionamento della matrice quadrata magica sono molto piccoli, mentre se n è maggiore (n &gt;= 11) l'errore e l'indice di condizionamento sono molto alti.</text:p>
      <text:p text:style-name="P6"/>
      <text:p text:style-name="P6">Si può concludere quindi che la matrice quadrata magica è una matrice ben condizionata solo se è di ordine n piccolo (n &lt;= 9), altrimenti è mal condizionata.</text:p>
      <text:p text:style-name="P6"/>
      <text:p text:style-name="P6"/>
      <text:p text:style-name="P6"/>
      <text:p text:style-name="P6"/>
      <text:p text:style-name="P6"/>
      <text:list xml:id="list33349334" text:continue-list="list33327690" text:style-name="L1">
        <text:list-item>
          <text:list>
            <text:list-item>
              <text:list>
                <text:list-item>
                  <text:p text:style-name="P3"><text:soft-page-break/>UTILIZZA IL METODO PIU' ADATTO PER RISOLVERE IL SEGUENTE SISTEMA LINEARE Rx=b</text:p>
                </text:list-item>
              </text:list>
            </text:list-item>
          </text:list>
        </text:list-item>
      </text:list>
      <text:p text:style-name="P2"/>
      <text:p text:style-name="P2"/>
      <text:p text:style-name="P6">R =</text:p>
      <text:p text:style-name="P6"/>
      <text:p text:style-name="P6"><text:s text:c="5"/>1 <text:s text:c="4"/>2 <text:s text:c="4"/>3 <text:s text:c="4"/>4 <text:s text:c="4"/>5</text:p>
      <text:p text:style-name="P6"><text:s text:c="5"/>0 <text:s text:c="4"/>3 <text:s text:c="4"/>4 <text:s text:c="4"/>5 <text:s text:c="4"/>6</text:p>
      <text:p text:style-name="P6"><text:s text:c="5"/>0 <text:s text:c="4"/>0 <text:s text:c="4"/>5 <text:s text:c="4"/>6 <text:s text:c="4"/>7</text:p>
      <text:p text:style-name="P6"><text:s text:c="5"/>0 <text:s text:c="4"/>0 <text:s text:c="4"/>0 <text:s text:c="4"/>7 <text:s text:c="4"/>8</text:p>
      <text:p text:style-name="P6"><text:s text:c="5"/>0 <text:s text:c="4"/>0 <text:s text:c="4"/>0 <text:s text:c="4"/>0 <text:s text:c="4"/>9</text:p>
      <text:p text:style-name="P6"/>
      <text:p text:style-name="P6"/>
      <text:p text:style-name="P6">b =</text:p>
      <text:p text:style-name="P6"/>
      <text:p text:style-name="P6"><text:s text:c="4"/>15</text:p>
      <text:p text:style-name="P6"><text:s text:c="4"/>18</text:p>
      <text:p text:style-name="P6"><text:s text:c="4"/>18</text:p>
      <text:p text:style-name="P6"><text:s text:c="4"/>15</text:p>
      <text:p text:style-name="P6"><text:s text:c="5"/>9</text:p>
      <text:p text:style-name="P6"/>
      <text:p text:style-name="P6"/>
      <text:p text:style-name="P13">x = indietro(R,b)</text:p>
      <text:p text:style-name="P6"/>
      <text:p text:style-name="P6"/>
      <text:p text:style-name="P6">x =</text:p>
      <text:p text:style-name="P6"/>
      <text:p text:style-name="P6"><text:s text:c="5"/>1</text:p>
      <text:p text:style-name="P6"><text:s text:c="5"/>1</text:p>
      <text:p text:style-name="P6"><text:s text:c="5"/>1</text:p>
      <text:p text:style-name="P6"><text:s text:c="5"/>1</text:p>
      <text:p text:style-name="P6"><text:s text:c="5"/>1</text:p>
      <text:p text:style-name="P6"/>
      <text:p text:style-name="P6"/>
      <text:p text:style-name="P4"><text:span text:style-name="T5">Aggiungi al vettore termine noto una perturbazione nel seguente modo: bp=b+deltab dove </text:span>deltab=rand(5,1)*1e-03; Calcola la soluzione del sistema B xp= bp; Calcola l’errore relativo della soluzione xp di questo sistema rispetto a quella del sistema Bx=b. </text:p>
      <text:p text:style-name="P4">Cosa puoi concludere sulla matrice B?</text:p>
      <text:p text:style-name="P6"/>
      <text:p text:style-name="P6">deltab=rand(5,1)*1e-03</text:p>
      <text:p text:style-name="P6"/>
      <text:p text:style-name="P6">deltab =</text:p>
      <text:p text:style-name="P6"/>
      <text:p text:style-name="P6"><text:s text:c="3"/>1.0e-03 *</text:p>
      <text:p text:style-name="P6"/>
      <text:p text:style-name="P6"><text:s text:c="3"/>0.814723686393179</text:p>
      <text:p text:style-name="P6"><text:s text:c="3"/>0.905791937075619</text:p>
      <text:p text:style-name="P6"><text:s text:c="3"/>0.126986816293506</text:p>
      <text:p text:style-name="P6"><text:s text:c="3"/>0.913375856139019</text:p>
      <text:p text:style-name="P6"><text:s text:c="3"/>0.632359246225410</text:p>
      <text:p text:style-name="P6"/>
      <text:p text:style-name="P6"><text:soft-page-break/>bp = b + deltab</text:p>
      <text:p text:style-name="P6"/>
      <text:p text:style-name="P6">bp =</text:p>
      <text:p text:style-name="P6"/>
      <text:p text:style-name="P6"><text:s text:c="2"/>15.000814723686393</text:p>
      <text:p text:style-name="P6"><text:s text:c="2"/>18.000905791937075</text:p>
      <text:p text:style-name="P6"><text:s text:c="2"/>18.000126986816294</text:p>
      <text:p text:style-name="P6"><text:s text:c="2"/>15.000913375856140</text:p>
      <text:p text:style-name="P6"><text:s text:c="3"/>9.000632359246225</text:p>
      <text:p text:style-name="P6"/>
      <text:p text:style-name="P6"/>
      <text:p text:style-name="P6">x2 = indietro(R,bp)</text:p>
      <text:p text:style-name="P6"/>
      <text:p text:style-name="P6">x2 = (soluzione col vettore di termini noti perturbato)</text:p>
      <text:p text:style-name="P6"/>
      <text:p text:style-name="P6"><text:s text:c="3"/>1.000151541419181</text:p>
      <text:p text:style-name="P6"><text:s text:c="3"/>1.000255353697661</text:p>
      <text:p text:style-name="P6"><text:s text:c="3"/>0.999866811155393</text:p>
      <text:p text:style-name="P6"><text:s text:c="3"/>1.000050182678341</text:p>
      <text:p text:style-name="P6"><text:s text:c="3"/>1.000070262138469</text:p>
      <text:p text:style-name="P6"/>
      <text:p text:style-name="P6"/>
      <text:p text:style-name="P6">err = abs((x - x2)./x)</text:p>
      <text:p text:style-name="P6"/>
      <text:p text:style-name="P6">err = (calcolo errore fra la soluzione esatta e la soluzione <text:tab/><text:tab/> <text:s/>perturbata)</text:p>
      <text:p text:style-name="P6"/>
      <text:p text:style-name="P6"><text:s text:c="3"/>1.0e-03 *</text:p>
      <text:p text:style-name="P6"/>
      <text:p text:style-name="P6"><text:s text:c="3"/>0.151541419181278</text:p>
      <text:p text:style-name="P6"><text:s text:c="3"/>0.255353697661276</text:p>
      <text:p text:style-name="P6"><text:s text:c="3"/>0.133188844606891</text:p>
      <text:p text:style-name="P6"><text:s text:c="3"/>0.050182678340560</text:p>
      <text:p text:style-name="P6"><text:s text:c="3"/>0.070262138469390</text:p>
      <text:p text:style-name="P6"/>
      <text:p text:style-name="P6"/>
      <text:p text:style-name="P6">cond(R)</text:p>
      <text:p text:style-name="P6"/>
      <text:p text:style-name="P6">ans = (indice di condizionamento della matrice R)</text:p>
      <text:p text:style-name="P6"/>
      <text:p text:style-name="P6"><text:s text:c="2"/>23.870030846699102</text:p>
      <text:p text:style-name="P6"/>
      <text:p text:style-name="P6"/>
      <text:p text:style-name="P6">Come si può vedere, l'errore commesso nel calcolo della soluzione perturbata è molto basso, quindi la perturbazione dei termini noti non ha influenzato negativamente la soluzione reale.</text:p>
      <text:p text:style-name="P6"/>
      <text:p text:style-name="P6">Inoltre si può concludere dicendo che la matrice R è ben condizsionata perchè ha un indice di condizionamento molto basso (circa 23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3T12:10:43.86</meta:creation-date>
    <dc:date>2012-11-23T13:20:48.98</dc:date>
    <meta:editing-duration>PT54M50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9" meta:paragraph-count="231" meta:word-count="1105" meta:character-count="7655"/>
  </office:meta>
</office:document-meta>
</file>